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198in" fo:margin-right="0.198in" fo:text-indent="0in" style:auto-text-indent="false"/>
    </style:style>
    <style:style style:name="P2" style:family="paragraph" style:parent-style-name="Standard">
      <style:paragraph-properties fo:margin-left="0.198in" fo:margin-right="0.198in" fo:text-align="start" style:justify-single-word="false" fo:text-indent="0in" style:auto-text-indent="false"/>
      <style:text-properties fo:font-weight="bold" style:font-weight-asian="bold" style:font-weight-complex="bold"/>
    </style:style>
    <style:style style:name="P3" style:family="paragraph" style:parent-style-name="Standard">
      <style:paragraph-properties fo:margin-left="0.198in" fo:margin-right="0.198in" fo:text-align="center" style:justify-single-word="false" fo:text-indent="0in" style:auto-text-indent="false"/>
      <style:text-properties fo:color="#008000" fo:font-size="20pt" fo:font-weight="bold" style:font-size-asian="20pt" style:font-weight-asian="bold" style:font-size-complex="20pt" style:font-weight-complex="bold"/>
    </style:style>
    <style:style style:name="P4" style:family="paragraph" style:parent-style-name="Standard">
      <style:paragraph-properties fo:margin-left="0.198in" fo:margin-right="0.198in" fo:text-align="start" style:justify-single-word="false" fo:text-indent="0in" style:auto-text-indent="false"/>
    </style:style>
    <style:style style:name="T1" style:family="text">
      <style:text-properties fo:color="#0000ff"/>
    </style:style>
    <style:style style:name="T2" style:family="text">
      <style:text-properties fo:color="#ff0000"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Help wanted for the BOARD18 Open Source Project</text:p>
      <text:p text:style-name="P1"/>
      <text:p text:style-name="P4">If you are looking for a programming or graphics development project that needs your help, then the BOARD18 project may be just what you are looking for. <text:s/>We could really use your help developing and coding BOARD18. Especially if you are familiar with HTML5, javascript, jquery or css. We also need graphics designers to help to produce game boxes for various 18xx games.</text:p>
      <text:p text:style-name="P4"/>
      <text:p text:style-name="P4">The Board18 WIKI at <text:span text:style-name="T2">wiki.board18.org </text:span>contains information about the BOARD18 project and about helping to develop BOARD18. </text:p>
      <text:p text:style-name="P1"/>
      <text:p text:style-name="P2">To join the project contact Rich Price at <text:s/><text:span text:style-name="T1">rich@gandalf.ws</text:span> or 847 224 8870.</text:p>
      <text:p text:style-name="P2"/>
      <text:p text:style-name="P2"/>
      <text:p text:style-name="P2"/>
      <text:p text:style-name="P2"/>
      <text:p text:style-name="P2"/>
      <text:p text:style-name="P2"/>
      <text:p text:style-name="P3">Help wanted for the BOARD18 Open Source Project</text:p>
      <text:p text:style-name="P1"/>
      <text:p text:style-name="P4">If you are looking for a programming or graphics development project that needs your help, then the BOARD18 project may be just what you are looking for. <text:s/>We could really use your help developing and coding BOARD18. Especially if you are familiar with HTML5, javascript, jquery or css. We also need graphics designers to help to produce game boxes for various 18xx games.</text:p>
      <text:p text:style-name="P4"/>
      <text:p text:style-name="P4">The Board18 WIKI at <text:span text:style-name="T2">wiki.board18.org </text:span>contains information about the BOARD18 project and about helping to develop BOARD18. </text:p>
      <text:p text:style-name="P1"/>
      <text:p text:style-name="P2">To join the project contact Rich Price at <text:s/><text:span text:style-name="T1">rich@gandalf.ws</text:span> or 847 224 8870.</text:p>
      <text:p text:style-name="P2"/>
      <text:p text:style-name="P2"/>
      <text:p text:style-name="P2"/>
      <text:p text:style-name="P2"/>
      <text:p text:style-name="P2"/>
      <text:p text:style-name="P2"/>
      <text:p text:style-name="P3">Help wanted for the BOARD18 Open Source Project</text:p>
      <text:p text:style-name="P1"/>
      <text:p text:style-name="P4">If you are looking for a programming or graphics development project that needs your help, then the BOARD18 project may be just what you are looking for. <text:s/>We could really use your help developing and coding BOARD18. Especially if you are familiar with HTML5, javascript, jquery or css. We also need graphics designers to help to produce game boxes for various 18xx games.</text:p>
      <text:p text:style-name="P4"/>
      <text:p text:style-name="P4">The Board18 WIKI at <text:span text:style-name="T2">wiki.board18.org </text:span>contains information about the BOARD18 project and about helping to develop BOARD18. </text:p>
      <text:p text:style-name="P1"/>
      <text:p text:style-name="P2">To join the project contact Rich Price at <text:s/><text:span text:style-name="T1">rich@gandalf.ws</text:span> or 847 224 887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rice</meta:initial-creator>
    <meta:creation-date>2014-07-30T16:16:57</meta:creation-date>
    <meta:printed-by>Richard Price</meta:printed-by>
    <meta:print-date>2014-07-30T16:32:53</meta:print-date>
    <dc:date>2014-07-30T16:35:26</dc:date>
    <dc:creator>Richard Price</dc:creator>
    <meta:editing-duration>PT3M19S</meta:editing-duration>
    <meta:editing-cycles>1</meta:editing-cycles>
    <meta:document-statistic meta:table-count="0" meta:image-count="0" meta:object-count="0" meta:page-count="1" meta:paragraph-count="12" meta:word-count="303" meta:character-count="1845" meta:non-whitespace-character-count="1545"/>
    <meta:generator>LibreOffice/3.5$Linux_x86 LibreOffice_project/350m1$Build-2</meta:generator>
  </office:meta>
</office:document-meta>
</file>